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nter rock paper or scissorp</text:p>
      <text:p text:style-name="Standard">computer puts s</text:p>
      <text:p text:style-name="Standard">computer lo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2:17:19.790381326</meta:creation-date>
    <dc:date>2018-11-17T12:18:00.933488918</dc:date>
    <meta:editing-duration>PT42S</meta:editing-duration>
    <meta:editing-cycles>1</meta:editing-cycles>
    <meta:document-statistic meta:table-count="0" meta:image-count="0" meta:object-count="0" meta:page-count="1" meta:paragraph-count="3" meta:word-count="10" meta:character-count="56" meta:non-whitespace-character-count="49"/>
    <meta:generator>LibreOffice/6.0.3.2$Linux_X86_64 LibreOffice_project/00m0$Build-2</meta:generator>
  </office:meta>
</office:document-meta>
</file>